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6fe" officeooo:paragraph-rsid="001b6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thing someth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1:34:34.896175323</meta:creation-date>
    <dc:date>2024-05-05T11:35:15.465454148</dc:date>
    <meta:editing-duration>PT41S</meta:editing-duration>
    <meta:editing-cycles>1</meta:editing-cycles>
    <meta:generator>LibreOffice/24.2.3.2$Linux_X86_64 LibreOffice_project/420$Build-2</meta:generator>
    <meta:document-statistic meta:table-count="0" meta:image-count="0" meta:object-count="0" meta:page-count="1" meta:paragraph-count="1" meta:word-count="2" meta:character-count="20" meta:non-whitespace-character-count="19"/>
  </office:meta>
</office:document-meta>
</file>